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19000004622807D44533BA8087.pdf" manifest:media-type="application/pdf"/>
  <manifest:file-entry manifest:full-path="Pictures/1000000000000319000004626E29B2CE00CFFC35.pdf" manifest:media-type="application/pdf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/>
      <style:text-properties style:font-name="Open Sans" officeooo:rsid="0002f9b8" officeooo:paragraph-rsid="0002f9b8"/>
    </style:style>
    <style:style style:name="P2" style:family="paragraph" style:parent-style-name="Standard">
      <loext:graphic-properties draw:fill="none"/>
      <style:paragraph-properties fo:margin-left="1.499cm" fo:margin-right="0cm" fo:margin-top="9.5cm" fo:margin-bottom="0cm" loext:contextual-spacing="false" fo:text-indent="0cm" style:auto-text-indent="false" fo:background-color="transparent"/>
      <style:text-properties style:font-name="Source Sans Pro" fo:font-size="72pt" fo:font-weight="bold" officeooo:rsid="0002f9b8" officeooo:paragraph-rsid="0002f9b8" style:font-size-asian="72pt" style:font-weight-asian="bold" style:font-size-complex="72pt" style:font-weight-complex="bold"/>
    </style:style>
    <style:style style:name="P3" style:family="paragraph" style:parent-style-name="Standard">
      <loext:graphic-properties draw:fill="none"/>
      <style:paragraph-properties fo:margin-left="1.499cm" fo:margin-right="0cm" fo:margin-top="9.5cm" fo:margin-bottom="0cm" loext:contextual-spacing="false" fo:text-indent="0cm" style:auto-text-indent="false" fo:break-before="page" fo:background-color="transparent"/>
      <style:text-properties style:font-name="Source Sans Pro" fo:font-size="72pt" fo:font-weight="bold" officeooo:rsid="0002f9b8" officeooo:paragraph-rsid="0002f9b8" style:font-size-asian="72pt" style:font-weight-asian="bold" style:font-size-complex="72pt" style:font-weight-complex="bold"/>
    </style:style>
    <style:style style:name="P4" style:family="paragraph" style:parent-style-name="Standard" style:master-page-name="">
      <loext:graphic-properties draw:fill="none"/>
      <style:paragraph-properties fo:margin-left="1.499cm" fo:margin-right="0cm" fo:margin-top="9.149cm" fo:margin-bottom="3.6cm" loext:contextual-spacing="false" fo:text-indent="0cm" style:auto-text-indent="false" style:page-number="auto" fo:background-color="transparent">
        <style:tab-stops/>
      </style:paragraph-properties>
      <style:text-properties style:font-name="Source Sans Pro" fo:font-size="48pt" fo:font-weight="bold" officeooo:rsid="0003ca4f" officeooo:paragraph-rsid="0003ca4f" style:font-size-asian="48pt" style:font-weight-asian="bold" style:font-size-complex="48pt" style:font-weight-complex="bold"/>
    </style:style>
    <style:style style:name="P5" style:family="paragraph" style:parent-style-name="Standard">
      <loext:graphic-properties draw:fill="none"/>
      <style:paragraph-properties fo:margin-left="1.499cm" fo:margin-right="0cm" fo:margin-top="9.149cm" fo:margin-bottom="3.6cm" loext:contextual-spacing="false" fo:text-indent="0cm" style:auto-text-indent="false" fo:background-color="transparent">
        <style:tab-stops/>
      </style:paragraph-properties>
      <style:text-properties style:font-name="Source Sans Pro" fo:font-size="48pt" fo:font-weight="bold" officeooo:rsid="0003d884" officeooo:paragraph-rsid="0003d884" style:font-size-asian="48pt" style:font-weight-asian="bold" style:font-size-complex="48pt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margin-top="9.149cm" fo:margin-bottom="3.6cm" loext:contextual-spacing="false" fo:text-indent="0cm" style:auto-text-indent="false" fo:break-before="page" fo:background-color="transparent">
        <style:tab-stops/>
      </style:paragraph-properties>
      <style:text-properties style:font-name="Source Sans Pro" fo:font-size="48pt" fo:font-weight="bold" officeooo:rsid="0003d884" officeooo:paragraph-rsid="0003d884" style:font-size-asian="48pt" style:font-weight-asian="bold" style:font-size-complex="48pt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na-Lena</text:p>
      <text:p text:style-name="P5">Christian</text:p>
      <text:p text:style-name="P6">Thorben <text:span text:style-name="T2">Müller</text:span></text:p>
      <text:p text:style-name="P5">Dirk <text:span text:style-name="T2">Musterman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YPO3-Namensschild_5f_002" draw:display-name="TYPO3-Namensschild_002" xlink:href="Pictures/1000000000000319000004626E29B2CE00CFFC35.pdf" xlink:type="simple" xlink:show="embed" xlink:actuate="onLoad"/>
    <draw:fill-image draw:name="TYPO3-Namensschild_5f_003" draw:display-name="TYPO3-Namensschild_003" xlink:href="Pictures/1000000000000319000004622807D44533BA8087.pdf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draw:fill="bitmap" draw:fill-image-name="TYPO3-Namensschild_5f_003" draw:fill-image-width="100%" draw:fill-image-height="100%" style:repeat="no-repeat" draw:fill-image-ref-point="center" style:footnote-max-height="0cm">
        <style:background-image xlink:href="Pictures/1000000000000319000004622807D44533BA8087.pdf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31:26.352437258</meta:creation-date>
    <dc:date>2019-05-23T12:59:02.782188757</dc:date>
    <meta:editing-duration>PT5M12S</meta:editing-duration>
    <meta:editing-cycles>2</meta:editing-cycles>
    <meta:generator>LibreOffice/6.1.6.3$MacOSX_X86_64 LibreOffice_project/5896ab1714085361c45cf540f76f60673dd96a72</meta:generator>
    <meta:document-statistic meta:table-count="0" meta:image-count="0" meta:object-count="0" meta:page-count="2" meta:paragraph-count="4" meta:word-count="6" meta:character-count="47" meta:non-whitespace-character-count="45"/>
  </office:meta>
</office:document-meta>
</file>